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333333" draw:marker-start-width="0.242cm" draw:marker-end-width="0.242cm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333333" draw:marker-start-width="0.242cm" draw:marker-end="Symmetric_20_Arrow" draw:marker-end-width="0.342cm" draw:fill="none" draw:textarea-vertical-align="top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333333" draw:marker-start-width="0.242cm" draw:marker-end="Symmetric_20_Arrow" draw:marker-end-width="0.342cm" draw:fill="none" draw:fill-color="#ffff00" draw:opacity="50%" draw:opacity-name="" draw:textarea-vertical-align="top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333333" draw:marker-start-width="0.242cm" draw:marker-end-width="0.242cm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333333" draw:marker-start-width="0.242cm" draw:marker-end="Symmetric_20_Arrow" draw:marker-end-width="0.342cm" draw:fill="none" draw:textarea-vertical-align="bottom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333333" draw:marker-start-width="0.242cm" draw:marker-end="Symmetric_20_Arrow" draw:marker-end-width="0.342cm" draw:fill="none" draw:fill-color="#ffff00" draw:opacity="50%" draw:opacity-name="" draw:textarea-vertical-align="bottom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333333" draw:marker-start-width="0.242cm" draw:marker-end="Symmetric_20_Arrow" draw:marker-end-width="0.342cm" draw:fill="none" draw:fill-color="#ffff00" draw:opacity="50%" draw:opacity-name="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0% 100%" fo:font-size="18pt" style:font-size-asian="18pt" style:font-size-complex="18pt"/>
    </style:style>
    <style:style style:name="P3" style:family="paragraph">
      <style:paragraph-properties fo:text-align="center"/>
      <style:text-properties style:text-position="0% 100%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text-position="0% 100%"/>
    </style:style>
    <style:style style:name="T1" style:family="text">
      <style:text-properties style:text-position="0% 100%" fo:font-size="18pt" style:font-size-asian="18pt" style:font-size-complex="18pt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ircle draw:style-name="gr1" draw:text-style-name="P1" xml:id="id1" draw:id="id1" draw:layer="layout" svg:width="1.6cm" svg:height="1.6cm" svg:x="2.5cm" svg:y="1.8cm">
          <text:p text:style-name="P1">0</text:p>
        </draw:circle>
        <draw:circle draw:style-name="gr1" draw:text-style-name="P1" xml:id="id2" draw:id="id2" draw:layer="layout" svg:width="1.6cm" svg:height="1.6cm" svg:x="8.4cm" svg:y="1.8cm">
          <text:p text:style-name="P1">1</text:p>
        </draw:circle>
        <draw:connector draw:style-name="gr2" draw:text-style-name="P2" draw:layer="layout" draw:type="curve" svg:x1="4.1cm" svg:y1="2.6cm" svg:x2="8.4cm" svg:y2="2.6cm" draw:start-shape="id1" draw:start-glue-point="1" draw:end-shape="id2" draw:end-glue-point="3" svg:d="M4100 2600h4300">
          <text:p text:style-name="P1"><text:span text:style-name="T1">letra</text:span></text:p>
        </draw:connector>
        <draw:circle draw:style-name="gr1" draw:text-style-name="P1" xml:id="id3" draw:id="id3" draw:layer="layout" svg:width="1.6cm" svg:height="1.6cm" svg:x="12.1cm" svg:y="1.8cm">
          <text:p text:style-name="P1">2</text:p>
        </draw:circle>
        <draw:connector draw:style-name="gr3" draw:text-style-name="P3" draw:layer="layout" draw:type="curve" svg:x1="10cm" svg:y1="2.6cm" svg:x2="12.1cm" svg:y2="2.6cm" draw:start-shape="id2" draw:start-glue-point="1" draw:end-shape="id3" draw:end-glue-point="3" svg:d="M10000 2600h2100">
          <text:p text:style-name="P1"><text:span text:style-name="T2">-</text:span></text:p>
        </draw:connector>
        <draw:circle draw:style-name="gr4" draw:text-style-name="P1" xml:id="id4" draw:id="id4" draw:layer="layout" svg:width="1.6cm" svg:height="1.6cm" svg:x="16.8cm" svg:y="1.8cm">
          <text:p/>
        </draw:circle>
        <draw:circle draw:style-name="gr1" draw:text-style-name="P1" draw:layer="layout" svg:width="1.4cm" svg:height="1.4cm" svg:x="16.9cm" svg:y="1.9cm">
          <text:p text:style-name="P1">3</text:p>
        </draw:circle>
        <draw:connector draw:style-name="gr2" draw:text-style-name="P1" draw:layer="layout" draw:type="curve" svg:x1="13.7cm" svg:y1="2.6cm" svg:x2="16.8cm" svg:y2="2.6cm" draw:start-shape="id3" draw:start-glue-point="1" draw:end-shape="id4" draw:end-glue-point="3" svg:d="M13700 2600h3100">
          <text:p text:style-name="P1">letra</text:p>
        </draw:connector>
        <draw:circle draw:style-name="gr1" draw:text-style-name="P1" xml:id="id5" draw:id="id5" draw:layer="layout" svg:width="1.6cm" svg:height="1.6cm" svg:x="8.4cm" svg:y="6.6cm">
          <text:p text:style-name="P1">4</text:p>
        </draw:circle>
        <draw:connector draw:style-name="gr5" draw:text-style-name="P4" draw:layer="layout" draw:type="curve" svg:x1="4.1cm" svg:y1="2.6cm" svg:x2="8.4cm" svg:y2="7.4cm" draw:start-shape="id1" draw:end-shape="id5" svg:d="M4100 2600c3225 0 1075 4800 4300 4800">
          <text:p text:style-name="P4">numero</text:p>
        </draw:connector>
        <draw:circle draw:style-name="gr1" draw:text-style-name="P1" xml:id="id6" draw:id="id6" draw:layer="layout" svg:width="1.6cm" svg:height="1.6cm" svg:x="12.1cm" svg:y="6.6cm">
          <text:p text:style-name="P1">5</text:p>
        </draw:circle>
        <draw:connector draw:style-name="gr3" draw:text-style-name="P3" draw:layer="layout" draw:type="curve" svg:x1="10cm" svg:y1="7.4cm" svg:x2="12.1cm" svg:y2="7.4cm" draw:start-shape="id5" draw:start-glue-point="1" draw:end-shape="id6" draw:end-glue-point="3" svg:d="M10000 7400h2100">
          <text:p text:style-name="P1"><text:span text:style-name="T2">-</text:span></text:p>
        </draw:connector>
        <draw:circle draw:style-name="gr4" draw:text-style-name="P1" xml:id="id7" draw:id="id7" draw:layer="layout" svg:width="1.6cm" svg:height="1.6cm" svg:x="16.8cm" svg:y="6.6cm">
          <text:p/>
        </draw:circle>
        <draw:circle draw:style-name="gr1" draw:text-style-name="P1" draw:layer="layout" svg:width="1.4cm" svg:height="1.4cm" svg:x="16.9cm" svg:y="6.7cm">
          <text:p text:style-name="P1">6</text:p>
        </draw:circle>
        <draw:connector draw:style-name="gr2" draw:text-style-name="P1" draw:layer="layout" draw:type="curve" svg:x1="13.7cm" svg:y1="7.4cm" svg:x2="16.8cm" svg:y2="7.4cm" draw:start-shape="id6" draw:start-glue-point="1" draw:end-shape="id7" draw:end-glue-point="3" svg:d="M13700 7400h3100">
          <text:p text:style-name="P1">numero</text:p>
        </draw:connector>
        <draw:circle draw:style-name="gr1" draw:text-style-name="P1" xml:id="id8" draw:id="id8" draw:layer="layout" svg:width="1.6cm" svg:height="1.6cm" svg:x="8.4cm" svg:y="8.6cm">
          <text:p text:style-name="P1">w</text:p>
        </draw:circle>
        <draw:circle draw:style-name="gr1" draw:text-style-name="P1" draw:layer="layout" svg:width="1.4cm" svg:height="1.4cm" svg:x="8.5cm" svg:y="8.7cm">
          <text:p text:style-name="P1">7</text:p>
        </draw:circle>
        <draw:connector draw:style-name="gr6" draw:text-style-name="P5" draw:layer="layout" draw:type="curve" svg:x1="4.1cm" svg:y1="2.6cm" svg:x2="8.4cm" svg:y2="9.4cm" draw:start-shape="id1" draw:start-glue-point="1" draw:end-shape="id8" draw:end-glue-point="3" svg:d="M4100 2600c3225 0 1075 6800 4300 6800">
          <text:p text:style-name="P4"><text:span text:style-name="T2">( ó [ <text:s/></text:span></text:p>
        </draw:connector>
        <draw:circle draw:style-name="gr1" draw:text-style-name="P1" xml:id="id9" draw:id="id9" draw:layer="layout" svg:width="1.6cm" svg:height="1.6cm" svg:x="8.4cm" svg:y="10.7cm">
          <text:p text:style-name="P1">w</text:p>
        </draw:circle>
        <draw:circle draw:style-name="gr1" draw:text-style-name="P1" draw:layer="layout" svg:width="1.4cm" svg:height="1.4cm" svg:x="8.5cm" svg:y="10.8cm">
          <text:p text:style-name="P1">8</text:p>
        </draw:circle>
        <draw:connector draw:style-name="gr6" draw:text-style-name="P5" draw:layer="layout" draw:type="curve" svg:x1="4.1cm" svg:y1="2.6cm" svg:x2="8.4cm" svg:y2="11.5cm" draw:start-shape="id1" draw:start-glue-point="1" draw:end-shape="id9" draw:end-glue-point="3" svg:d="M4100 2600c3225 0 1075 8900 4300 8900">
          <text:p text:style-name="P4"><text:span text:style-name="T2">) ó ] <text:s/></text:span></text:p>
        </draw:connector>
        <draw:circle draw:style-name="gr1" draw:text-style-name="P1" xml:id="id10" draw:id="id10" draw:layer="layout" svg:width="1.6cm" svg:height="1.6cm" svg:x="8.4cm" svg:y="12.7cm">
          <text:p text:style-name="P1">w</text:p>
        </draw:circle>
        <draw:circle draw:style-name="gr1" draw:text-style-name="P1" draw:layer="layout" svg:width="1.4cm" svg:height="1.4cm" svg:x="8.5cm" svg:y="12.8cm">
          <text:p text:style-name="P1">9</text:p>
        </draw:circle>
        <draw:connector draw:style-name="gr6" draw:text-style-name="P5" draw:layer="layout" draw:type="curve" svg:x1="4.1cm" svg:y1="2.6cm" svg:x2="8.4cm" svg:y2="13.5cm" draw:start-shape="id1" draw:start-glue-point="1" draw:end-shape="id10" draw:end-glue-point="3" svg:d="M4100 2600c3225 0 1075 10900 4300 10900">
          <text:p text:style-name="P4"><text:span text:style-name="T2">| <text:s text:c="2"/></text:span></text:p>
        </draw:connector>
        <draw:circle draw:style-name="gr1" draw:text-style-name="P1" xml:id="id11" draw:id="id11" draw:layer="layout" svg:width="1.6cm" svg:height="1.6cm" svg:x="8.4cm" svg:y="14.7cm">
          <text:p text:style-name="P1">w</text:p>
        </draw:circle>
        <draw:circle draw:style-name="gr1" draw:text-style-name="P1" draw:layer="layout" svg:width="1.4cm" svg:height="1.4cm" svg:x="8.5cm" svg:y="14.8cm">
          <text:p text:style-name="P1">10</text:p>
        </draw:circle>
        <draw:connector draw:style-name="gr6" draw:text-style-name="P5" draw:layer="layout" draw:type="curve" svg:x1="4.1cm" svg:y1="2.6cm" svg:x2="8.4cm" svg:y2="15.5cm" draw:start-shape="id1" draw:start-glue-point="1" draw:end-shape="id11" draw:end-glue-point="3" svg:d="M4100 2600c3225 0 1075 12900 4300 12900">
          <text:p text:style-name="P4"><text:span text:style-name="T2">* <text:s text:c="2"/></text:span></text:p>
        </draw:connector>
        <draw:circle draw:style-name="gr1" draw:text-style-name="P1" xml:id="id12" draw:id="id12" draw:layer="layout" svg:width="1.6cm" svg:height="1.6cm" svg:x="8.4cm" svg:y="16.7cm">
          <text:p text:style-name="P1">w</text:p>
        </draw:circle>
        <draw:circle draw:style-name="gr1" draw:text-style-name="P1" draw:layer="layout" svg:width="1.4cm" svg:height="1.4cm" svg:x="8.5cm" svg:y="16.8cm">
          <text:p text:style-name="P1">11</text:p>
        </draw:circle>
        <draw:connector draw:style-name="gr6" draw:text-style-name="P5" draw:layer="layout" draw:type="curve" svg:x1="4.1cm" svg:y1="2.6cm" svg:x2="8.4cm" svg:y2="17.5cm" draw:start-shape="id1" draw:start-glue-point="1" draw:end-shape="id12" draw:end-glue-point="3" svg:d="M4100 2600c3225 0 1075 14900 4300 14900">
          <text:p text:style-name="P4"><text:span text:style-name="T2">+ <text:s text:c="2"/></text:span></text:p>
        </draw:connector>
        <draw:circle draw:style-name="gr4" draw:text-style-name="P1" xml:id="id13" draw:id="id13" draw:layer="layout" svg:width="1.6cm" svg:height="1.6cm" svg:x="12.1cm" svg:y="4.2cm">
          <text:p/>
        </draw:circle>
        <draw:circle draw:style-name="gr1" draw:text-style-name="P1" draw:layer="layout" svg:width="1.4cm" svg:height="1.4cm" svg:x="12.2cm" svg:y="4.3cm">
          <text:p text:style-name="P1">12*</text:p>
        </draw:circle>
        <draw:connector draw:style-name="gr7" draw:text-style-name="P5" draw:layer="layout" draw:type="curve" svg:x1="9.2cm" svg:y1="6.6cm" svg:x2="12.1cm" svg:y2="5cm" draw:start-shape="id5" draw:start-glue-point="0" draw:end-shape="id13" draw:end-glue-point="3" svg:d="M9200 6600c0-1067 966-1600 2900-1600">
          <text:p text:style-name="P4"><text:span text:style-name="T2">otro <text:s text:c="2"/></text:span></text:p>
        </draw:connector>
        <draw:connector draw:style-name="gr7" draw:text-style-name="P5" draw:layer="layout" draw:type="curve" svg:x1="9.2cm" svg:y1="3.4cm" svg:x2="12.1cm" svg:y2="5cm" draw:start-shape="id2" draw:start-glue-point="2" draw:end-shape="id13" draw:end-glue-point="3" svg:d="M9200 3400c0 1067 966 1600 2900 1600">
          <text:p text:style-name="P4"><text:span text:style-name="T2">otro <text:s text:c="2"/></text:span></text:p>
        </draw:connector>
        <draw:circle draw:style-name="gr1" draw:text-style-name="P1" xml:id="id14" draw:id="id14" draw:layer="layout" svg:width="1.6cm" svg:height="1.6cm" svg:x="8.4cm" svg:y="18.8cm">
          <text:p text:style-name="P1">13</text:p>
        </draw:circle>
        <draw:connector draw:style-name="gr6" draw:text-style-name="P5" draw:layer="layout" draw:type="curve" svg:x1="4.1cm" svg:y1="2.6cm" svg:x2="8.4cm" svg:y2="19.6cm" draw:start-shape="id1" draw:start-glue-point="1" draw:end-shape="id14" draw:end-glue-point="3" svg:d="M4100 2600c3225 0 1075 17000 4300 17000">
          <text:p text:style-name="P4"><text:span text:style-name="T2">Espacio ' ' <text:s text:c="2"/></text:span></text:p>
        </draw:connector>
        <draw:connector draw:style-name="gr6" draw:text-style-name="P5" draw:layer="layout" draw:type="curve" draw:line-skew="0.694cm 0.794cm" svg:x1="10cm" svg:y1="19.6cm" svg:x2="9.2cm" svg:y2="20.4cm" draw:start-shape="id14" draw:end-shape="id14" draw:end-glue-point="2" svg:d="M10000 19600c1812 0 1510 1054 857 1745s-1657 1017-1657-945">
          <text:p text:style-name="P5">Espacio ' ' <text:s text:c="2"/></text:p>
        </draw:connector>
        <draw:circle draw:style-name="gr1" draw:text-style-name="P1" xml:id="id15" draw:id="id15" draw:layer="layout" svg:width="1.6cm" svg:height="1.6cm" svg:x="12.5cm" svg:y="18.8cm">
          <text:p text:style-name="P1">w</text:p>
        </draw:circle>
        <draw:circle draw:style-name="gr1" draw:text-style-name="P1" draw:layer="layout" svg:width="1.4cm" svg:height="1.4cm" svg:x="12.6cm" svg:y="18.9cm">
          <text:p text:style-name="P1">14*</text:p>
        </draw:circle>
        <draw:connector draw:style-name="gr6" draw:text-style-name="P5" draw:layer="layout" draw:type="curve" svg:x1="10cm" svg:y1="19.6cm" svg:x2="12.5cm" svg:y2="19.6cm" draw:start-shape="id14" draw:start-glue-point="1" draw:end-shape="id15" draw:end-glue-point="3" svg:d="M10000 19600h2500">
          <text:p text:style-name="P4"><text:span text:style-name="T2">otro <text:s text:c="2"/></text:span></text:p>
        </draw:connector>
        <draw:circle draw:style-name="gr1" draw:text-style-name="P1" xml:id="id16" draw:id="id16" draw:layer="layout" svg:width="1.6cm" svg:height="1.6cm" svg:x="8.4cm" svg:y="22.7cm">
          <text:p text:style-name="P1">w</text:p>
        </draw:circle>
        <draw:circle draw:style-name="gr1" draw:text-style-name="P1" draw:layer="layout" svg:width="1.4cm" svg:height="1.4cm" svg:x="8.5cm" svg:y="22.8cm">
          <text:p text:style-name="P1">15</text:p>
        </draw:circle>
        <draw:connector draw:style-name="gr6" draw:text-style-name="P5" draw:layer="layout" draw:type="curve" svg:x1="4.1cm" svg:y1="2.6cm" svg:x2="8.4cm" svg:y2="23.5cm" draw:start-shape="id1" draw:start-glue-point="1" draw:end-shape="id16" draw:end-glue-point="3" svg:d="M4100 2600c3225 0 1075 20900 4300 20900">
          <text:p text:style-name="P5">+ <text:s text:c="2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Carlos  Gama</meta:initial-creator>
    <meta:creation-date>2016-12-11T23:24:23.21</meta:creation-date>
    <dc:date>2016-12-12T19:28:07.73</dc:date>
    <dc:creator>Juan Carlos  Gama</dc:creator>
    <meta:editing-duration>PT7H24M30S</meta:editing-duration>
    <meta:editing-cycles>8</meta:editing-cycles>
    <meta:generator>OpenOffice/4.1.3$Win32 OpenOffice.org_project/413m1$Build-9783</meta:generator>
    <meta:document-statistic meta:object-count="43"/>
  </office:meta>
</office:document-meta>
</file>